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estingPlan" style:family="table">
      <style:table-properties style:width="23.94cm" table:align="margins"/>
    </style:style>
    <style:style style:name="TestingPlan.A" style:family="table-column">
      <style:table-column-properties style:column-width="4.309cm" style:rel-column-width="11798*"/>
    </style:style>
    <style:style style:name="TestingPlan.B" style:family="table-column">
      <style:table-column-properties style:column-width="4.394cm" style:rel-column-width="12029*"/>
    </style:style>
    <style:style style:name="TestingPlan.C" style:family="table-column">
      <style:table-column-properties style:column-width="4.872cm" style:rel-column-width="13335*"/>
    </style:style>
    <style:style style:name="TestingPlan.D" style:family="table-column">
      <style:table-column-properties style:column-width="5.092cm" style:rel-column-width="13940*"/>
    </style:style>
    <style:style style:name="TestingPlan.E" style:family="table-column">
      <style:table-column-properties style:column-width="5.272cm" style:rel-column-width="14433*"/>
    </style:style>
    <style:style style:name="TestingPlan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estingPlan.E1" style:family="table-cell">
      <style:table-cell-properties fo:padding="0.097cm" fo:border="0.002cm solid #000000"/>
    </style:style>
    <style:style style:name="TestingPlan.A2" style:family="table-cell">
      <style:table-cell-properties fo:padding="0.097cm" fo:border-left="0.002cm solid #000000" fo:border-right="none" fo:border-top="none" fo:border-bottom="0.002cm solid #000000"/>
    </style:style>
    <style:style style:name="TestingPlan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line-height="150%"/>
      <style:text-properties style:text-position="0% 100%" fo:font-weight="normal" style:font-weight-asian="normal" style:font-weight-complex="normal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ing Document: Polymorphism (Tournament)</text:p>
      <text:p text:style-name="Standard">CS 162, Assignment 4</text:p>
      <text:p text:style-name="Standard">Collin James</text:p>
      <text:p text:style-name="P7"/>
      <text:p text:style-name="Standard">I tested early and often and made commits in my version control system whenever code was working as expected. Changes from original plan are listed in <text:span text:style-name="T1">bold</text:span><text:span text:style-name="T2">.</text:span></text:p>
      <text:p text:style-name="Standard"/>
      <text:p text:style-name="P3">Testing Plan</text:p>
      <table:table table:name="TestingPlan" table:style-name="TestingPlan">
        <table:table-column table:style-name="TestingPlan.A"/>
        <table:table-column table:style-name="TestingPlan.B"/>
        <table:table-column table:style-name="TestingPlan.C"/>
        <table:table-column table:style-name="TestingPlan.D"/>
        <table:table-column table:style-name="TestingPlan.E"/>
        <table:table-header-rows>
          <table:table-row>
            <table:table-cell table:style-name="TestingPlan.A1" office:value-type="string">
              <text:p text:style-name="Table_20_Heading">Test Case</text:p>
            </table:table-cell>
            <table:table-cell table:style-name="TestingPlan.A1" office:value-type="string">
              <text:p text:style-name="Table_20_Heading">Input Values</text:p>
            </table:table-cell>
            <table:table-cell table:style-name="TestingPlan.A1" office:value-type="string">
              <text:p text:style-name="Table_20_Heading">Driver Function</text:p>
            </table:table-cell>
            <table:table-cell table:style-name="TestingPlan.A1" office:value-type="string">
              <text:p text:style-name="Table_20_Heading">Expected Outcomes</text:p>
            </table:table-cell>
            <table:table-cell table:style-name="TestingPlan.E1" office:value-type="string">
              <text:p text:style-name="Table_20_Heading">Observed Outcomes</text:p>
            </table:table-cell>
          </table:table-row>
        </table:table-header-rows>
        <table:table-row>
          <table:table-cell table:style-name="TestingPlan.A2" office:value-type="string">
            <text:p text:style-name="P1">heal a Creature</text:p>
          </table:table-cell>
          <table:table-cell table:style-name="TestingPlan.A2" office:value-type="string">
            <text:p text:style-name="P1">n/a</text:p>
          </table:table-cell>
          <table:table-cell table:style-name="TestingPlan.A2" office:value-type="string">
            <text:p text:style-name="P1">Creature::heal()</text:p>
          </table:table-cell>
          <table:table-cell table:style-name="TestingPlan.A2" office:value-type="string">
            <text:p text:style-name="P1">strength restored by algorithm: (max strength - current strength) ÷ factor(2 is default)</text:p>
          </table:table-cell>
          <table:table-cell table:style-name="TestingPlan.E2" office:value-type="string">
            <text:p text:style-name="P1">strength restored by algorithm: (max strength - current strength) ÷ factor(2 is default)</text:p>
          </table:table-cell>
        </table:table-row>
        <table:table-row>
          <table:table-cell table:style-name="TestingPlan.A2" office:value-type="string">
            <text:p text:style-name="P1">add Creature to Stack and Queue</text:p>
          </table:table-cell>
          <table:table-cell table:style-name="TestingPlan.A2" office:value-type="string">
            <text:p text:style-name="P1">n/a</text:p>
          </table:table-cell>
          <table:table-cell table:style-name="TestingPlan.A2" office:value-type="string">
            <text:p text:style-name="P1">add(), addBack()</text:p>
          </table:table-cell>
          <table:table-cell table:style-name="TestingPlan.A2" office:value-type="string">
            <text:p text:style-name="P1">Creature is added to Queue or Stack</text:p>
          </table:table-cell>
          <table:table-cell table:style-name="TestingPlan.E2" office:value-type="string">
            <text:p text:style-name="P1">Creature is added to Queue or Stack</text:p>
          </table:table-cell>
        </table:table-row>
        <table:table-row>
          <table:table-cell table:style-name="TestingPlan.A2" office:value-type="string">
            <text:p text:style-name="P1">add Creature to Team</text:p>
          </table:table-cell>
          <table:table-cell table:style-name="TestingPlan.A2" office:value-type="string">
            <text:p text:style-name="P1">n/a</text:p>
          </table:table-cell>
          <table:table-cell table:style-name="TestingPlan.A2" office:value-type="string">
            <text:p text:style-name="P1">addMember()</text:p>
          </table:table-cell>
          <table:table-cell table:style-name="TestingPlan.A2" office:value-type="string">
            <text:p text:style-name="P1">Creature goes to back of Queue</text:p>
          </table:table-cell>
          <table:table-cell table:style-name="TestingPlan.E2" office:value-type="string">
            <text:p text:style-name="P1">Creature goes to back of Queue</text:p>
          </table:table-cell>
        </table:table-row>
        <table:table-row>
          <table:table-cell table:style-name="TestingPlan.A2" office:value-type="string">
            <text:p text:style-name="P1">delete Team</text:p>
          </table:table-cell>
          <table:table-cell table:style-name="TestingPlan.A2" office:value-type="string">
            <text:p text:style-name="P1">n/a</text:p>
          </table:table-cell>
          <table:table-cell table:style-name="TestingPlan.A2" office:value-type="string">
            <text:p text:style-name="P1">~Team()</text:p>
          </table:table-cell>
          <table:table-cell table:style-name="TestingPlan.A2" office:value-type="string">
            <text:p text:style-name="P1">pointers are deleted</text:p>
          </table:table-cell>
          <table:table-cell table:style-name="TestingPlan.E2" office:value-type="string">
            <text:p text:style-name="P1">pointers are deleted</text:p>
          </table:table-cell>
        </table:table-row>
        <table:table-row>
          <table:table-cell table:style-name="TestingPlan.A2" office:value-type="string">
            <text:p text:style-name="P1">add points to Team</text:p>
          </table:table-cell>
          <table:table-cell table:style-name="TestingPlan.A2" office:value-type="string">
            <text:p text:style-name="P1">points</text:p>
          </table:table-cell>
          <table:table-cell table:style-name="TestingPlan.A2" office:value-type="string">
            <text:p text:style-name="P1">addPoints()</text:p>
          </table:table-cell>
          <table:table-cell table:style-name="TestingPlan.A2" office:value-type="string">
            <text:p text:style-name="P1">Team points increase by proper amount</text:p>
          </table:table-cell>
          <table:table-cell table:style-name="TestingPlan.E2" office:value-type="string">
            <text:p text:style-name="P1">Points sometimes increase by 0; problem was caused by trying to do division with ints; fixed by doing static casts to doubles and rounding up with ceil() before sending to addPoints()</text:p>
          </table:table-cell>
        </table:table-row>
        <table:table-row>
          <table:table-cell table:style-name="TestingPlan.A2" office:value-type="string">
            <text:p text:style-name="P1">add Teams to Tournament</text:p>
          </table:table-cell>
          <table:table-cell table:style-name="TestingPlan.A2" office:value-type="string">
            <text:p text:style-name="P1">Team pointers</text:p>
          </table:table-cell>
          <table:table-cell table:style-name="TestingPlan.A2" office:value-type="string">
            <text:p text:style-name="P1">Tournament()</text:p>
          </table:table-cell>
          <table:table-cell table:style-name="TestingPlan.A2" office:value-type="string">
            <text:p text:style-name="P1">Teams are properly copied to Tournament</text:p>
          </table:table-cell>
          <table:table-cell table:style-name="TestingPlan.E2" office:value-type="string">
            <text:p text:style-name="P1">Teams are properly copied to Tournament</text:p>
          </table:table-cell>
        </table:table-row>
        <table:table-row>
          <table:table-cell table:style-name="TestingPlan.A2" office:value-type="string">
            <text:p text:style-name="P1">do a round of fights in Tournament</text:p>
          </table:table-cell>
          <table:table-cell table:style-name="TestingPlan.A2" office:value-type="string">
            <text:p text:style-name="P1">n/a</text:p>
          </table:table-cell>
          <table:table-cell table:style-name="TestingPlan.A2" office:value-type="string">
            <text:p text:style-name="P1">doRound()</text:p>
          </table:table-cell>
          <table:table-cell table:style-name="TestingPlan.A2" office:value-type="string">
            <text:p text:style-name="P1">round continues until one creature dies</text:p>
          </table:table-cell>
          <table:table-cell table:style-name="TestingPlan.E2" office:value-type="string">
            <text:p text:style-name="P1">round continues until one creature dies</text:p>
          </table:table-cell>
        </table:table-row>
        <table:table-row>
          <table:table-cell table:style-name="TestingPlan.A2" office:value-type="string">
            <text:p text:style-name="P1">do several rounds in Tournament</text:p>
          </table:table-cell>
          <table:table-cell table:style-name="TestingPlan.A2" office:value-type="string">
            <text:p text:style-name="P1">n/a</text:p>
          </table:table-cell>
          <table:table-cell table:style-name="TestingPlan.A2" office:value-type="string">
            <text:p text:style-name="P1">doTourney()</text:p>
          </table:table-cell>
          <table:table-cell table:style-name="TestingPlan.A2" office:value-type="string">
            <text:p text:style-name="P1">rounds continue until all creatures on one team are dead</text:p>
          </table:table-cell>
          <table:table-cell table:style-name="TestingPlan.E2" office:value-type="string">
            <text:p text:style-name="P1">rounds continue until all creatures on one team are dead</text:p>
          </table:table-cell>
        </table:table-row>
        <text:soft-page-break/>
        <table:table-row>
          <table:table-cell table:style-name="TestingPlan.A2" office:value-type="string">
            <text:p text:style-name="P1">print the winner</text:p>
          </table:table-cell>
          <table:table-cell table:style-name="TestingPlan.A2" office:value-type="string">
            <text:p text:style-name="P1">n/a</text:p>
          </table:table-cell>
          <table:table-cell table:style-name="TestingPlan.A2" office:value-type="string">
            <text:p text:style-name="P1">printWinner()</text:p>
          </table:table-cell>
          <table:table-cell table:style-name="TestingPlan.A2" office:value-type="string">
            <text:p text:style-name="P1">prints top 3 fighters and winning team and points</text:p>
          </table:table-cell>
          <table:table-cell table:style-name="TestingPlan.E2" office:value-type="string">
            <text:p text:style-name="P1">prints top 3 fighters (<text:span text:style-name="T1">and teams; added IntStack class</text:span><text:span text:style-name="T2">)</text:span> and winning team and points (<text:span text:style-name="T1">and losing team points</text:span><text:span text:style-name="T2">)</text:span></text:p>
          </table:table-cell>
        </table:table-row>
        <table:table-row>
          <table:table-cell table:style-name="TestingPlan.A2" office:value-type="string">
            <text:p text:style-name="P1">print the standings</text:p>
          </table:table-cell>
          <table:table-cell table:style-name="TestingPlan.A2" office:value-type="string">
            <text:p text:style-name="P1">n/a</text:p>
          </table:table-cell>
          <table:table-cell table:style-name="TestingPlan.A2" office:value-type="string">
            <text:p text:style-name="P1">printStandings()</text:p>
          </table:table-cell>
          <table:table-cell table:style-name="TestingPlan.A2" office:value-type="string">
            <text:p text:style-name="P1">print all fighters in order of last alive to first dead</text:p>
          </table:table-cell>
          <table:table-cell table:style-name="TestingPlan.E2" office:value-type="string">
            <text:p text:style-name="P1">problem removing from team roster; <text:span text:style-name="T1">created Tournament::finishStandings() and Team::releaseFrontMember() to fix</text:span></text:p>
          </table:table-cell>
        </table:table-row>
        <table:table-row>
          <table:table-cell table:style-name="TestingPlan.A2" office:value-type="string">
            <text:p text:style-name="P1">delete the Tournament pointer</text:p>
          </table:table-cell>
          <table:table-cell table:style-name="TestingPlan.A2" office:value-type="string">
            <text:p text:style-name="P1">n/a</text:p>
          </table:table-cell>
          <table:table-cell table:style-name="TestingPlan.A2" office:value-type="string">
            <text:p text:style-name="P1">~Tournament()</text:p>
          </table:table-cell>
          <table:table-cell table:style-name="TestingPlan.A2" office:value-type="string">
            <text:p text:style-name="P1">deletes Tournament and Teams contained within</text:p>
          </table:table-cell>
          <table:table-cell table:style-name="TestingPlan.E2" office:value-type="string">
            <text:p text:style-name="P1">Segmentation fault caused by also deleting teams from main(); stopped deleting from main() and let ~Tournament() take care of it</text:p>
          </table:table-cell>
        </table:table-row>
        <table:table-row>
          <table:table-cell table:style-name="TestingPlan.A2" office:value-type="string">
            <text:p text:style-name="P1">user enters Creature type</text:p>
          </table:table-cell>
          <table:table-cell table:style-name="TestingPlan.A2" office:value-type="string">
            <text:p text:style-name="P1">integers 1-5</text:p>
          </table:table-cell>
          <table:table-cell table:style-name="TestingPlan.A2" office:value-type="string">
            <text:p text:style-name="P1">main(), mainMenu()</text:p>
          </table:table-cell>
          <table:table-cell table:style-name="TestingPlan.A2" office:value-type="string">
            <text:p text:style-name="P1">correct Creature is sent to Team::addMember()</text:p>
          </table:table-cell>
          <table:table-cell table:style-name="TestingPlan.E2" office:value-type="string">
            <text:p text:style-name="P1">correct Creature is sent to Team::addMember()</text:p>
          </table:table-cell>
        </table:table-row>
        <table:table-row>
          <table:table-cell table:style-name="TestingPlan.A2" office:value-type="string">
            <text:p text:style-name="P1">user chooses to print standings</text:p>
          </table:table-cell>
          <table:table-cell table:style-name="TestingPlan.A2" office:value-type="string">
            <text:p text:style-name="P1">integer 1</text:p>
          </table:table-cell>
          <table:table-cell table:style-name="TestingPlan.A2" office:value-type="string">
            <text:p text:style-name="P1">main(), printMenu()</text:p>
          </table:table-cell>
          <table:table-cell table:style-name="TestingPlan.A2" office:value-type="string">
            <text:p text:style-name="P1">standings prints and program closes</text:p>
          </table:table-cell>
          <table:table-cell table:style-name="TestingPlan.E2" office:value-type="string">
            <text:p text:style-name="P1">standings printed but printMenu() ran again; fixed by altering loop criteria in printMenu()</text:p>
          </table:table-cell>
        </table:table-row>
        <table:table-row>
          <table:table-cell table:style-name="TestingPlan.A2" office:value-type="string">
            <text:p text:style-name="P10">user enters more than 20 fighters per team</text:p>
          </table:table-cell>
          <table:table-cell table:style-name="TestingPlan.A2" office:value-type="string">
            <text:p text:style-name="P10">20</text:p>
          </table:table-cell>
          <table:table-cell table:style-name="TestingPlan.A2" office:value-type="string">
            <text:p text:style-name="P10">main(), intakeInt()</text:p>
          </table:table-cell>
          <table:table-cell table:style-name="TestingPlan.A2" office:value-type="string">
            <text:p text:style-name="P10">user is asked to input lower number</text:p>
          </table:table-cell>
          <table:table-cell table:style-name="TestingPlan.E2" office:value-type="string">
            <text:p text:style-name="P10">user is asked to input lower number</text:p>
          </table:table-cell>
        </table:table-row>
        <table:table-row>
          <table:table-cell table:style-name="TestingPlan.A2" office:value-type="string">
            <text:p text:style-name="P9">user enters fewer than 3 total fighters and prints top 3</text:p>
          </table:table-cell>
          <table:table-cell table:style-name="TestingPlan.A2" office:value-type="string">
            <text:p text:style-name="P9">n/a</text:p>
          </table:table-cell>
          <table:table-cell table:style-name="TestingPlan.A2" office:value-type="string">
            <text:p text:style-name="P9">main(), intakeInt()</text:p>
          </table:table-cell>
          <table:table-cell table:style-name="TestingPlan.A2" office:value-type="string">
            <text:p text:style-name="P9">only 2 fighters are displayed in top 3</text:p>
          </table:table-cell>
          <table:table-cell table:style-name="TestingPlan.E2" office:value-type="string">
            <text:p text:style-name="P9">Segmentation fault trying to access absent 3<text:span text:style-name="T3">rd</text:span> fighter; fixed by adding a number of fighters variable to Tournament object and creating rules in printWinner() to only <text:soft-page-break/>display total number of fighters if less than 3</text:p>
          </table:table-cell>
        </table:table-row>
        <table:table-row>
          <table:table-cell table:style-name="TestingPlan.A2" office:value-type="string">
            <text:p text:style-name="P1">Tournament with same type of fighters on both sides (i.e. all Goblins)</text:p>
          </table:table-cell>
          <table:table-cell table:style-name="TestingPlan.A2" office:value-type="string">
            <text:p text:style-name="P1">n/a</text:p>
          </table:table-cell>
          <table:table-cell table:style-name="TestingPlan.A2" office:value-type="string">
            <text:p text:style-name="P1">doTourney()</text:p>
          </table:table-cell>
          <table:table-cell table:style-name="TestingPlan.A2" office:value-type="string">
            <text:p text:style-name="P1">Either team can win; final score somewhat close</text:p>
          </table:table-cell>
          <table:table-cell table:style-name="TestingPlan.E2" office:value-type="string">
            <text:p text:style-name="P1">Either team can win; final score somewhat close</text:p>
          </table:table-cell>
        </table:table-row>
        <table:table-row>
          <table:table-cell table:style-name="TestingPlan.A2" office:value-type="string">
            <text:p text:style-name="P1">Tournament with lop-sided fighters (i.e. Goblins and Barbarians vs Bluemen and Reptiles)</text:p>
          </table:table-cell>
          <table:table-cell table:style-name="TestingPlan.A2" office:value-type="string">
            <text:p text:style-name="P1">n/a</text:p>
          </table:table-cell>
          <table:table-cell table:style-name="TestingPlan.A2" office:value-type="string">
            <text:p text:style-name="P1">doTourney()</text:p>
          </table:table-cell>
          <table:table-cell table:style-name="TestingPlan.A2" office:value-type="string">
            <text:p text:style-name="P1">Stronger team always wins; final score not close</text:p>
          </table:table-cell>
          <table:table-cell table:style-name="TestingPlan.E2" office:value-type="string">
            <text:p text:style-name="P1">Stronger team always wins; final score not close</text:p>
          </table:table-cell>
        </table:table-row>
        <table:table-row>
          <table:table-cell table:style-name="TestingPlan.A2" office:value-type="string">
            <text:p text:style-name="P1">Tournament same composition of fighters on both sides (i.e. one of each on both teams)</text:p>
          </table:table-cell>
          <table:table-cell table:style-name="TestingPlan.A2" office:value-type="string">
            <text:p text:style-name="P1">n/a</text:p>
          </table:table-cell>
          <table:table-cell table:style-name="TestingPlan.A2" office:value-type="string">
            <text:p text:style-name="P1">doTourney()</text:p>
          </table:table-cell>
          <table:table-cell table:style-name="TestingPlan.A2" office:value-type="string">
            <text:p text:style-name="P1">Either team can win; final score somewhat close</text:p>
          </table:table-cell>
          <table:table-cell table:style-name="TestingPlan.E2" office:value-type="string">
            <text:p text:style-name="P1">Either team can win; final score somewhat close</text:p>
          </table:table-cell>
        </table:table-row>
        <table:table-row>
          <table:table-cell table:style-name="TestingPlan.A2" office:value-type="string">
            <text:p text:style-name="P5"/>
          </table:table-cell>
          <table:table-cell table:style-name="TestingPlan.A2" office:value-type="string">
            <text:p text:style-name="P5"/>
          </table:table-cell>
          <table:table-cell table:style-name="TestingPlan.A2" office:value-type="string">
            <text:p text:style-name="P5"/>
          </table:table-cell>
          <table:table-cell table:style-name="TestingPlan.A2" office:value-type="string">
            <text:p text:style-name="P5"/>
          </table:table-cell>
          <table:table-cell table:style-name="TestingPlan.E2" office:value-type="string">
            <text:p text:style-name="P5"/>
          </table:table-cell>
        </table:table-row>
        <table:table-row>
          <table:table-cell table:style-name="TestingPlan.A2" office:value-type="string">
            <text:p text:style-name="P5"/>
          </table:table-cell>
          <table:table-cell table:style-name="TestingPlan.A2" office:value-type="string">
            <text:p text:style-name="P5"/>
          </table:table-cell>
          <table:table-cell table:style-name="TestingPlan.A2" office:value-type="string">
            <text:p text:style-name="P5"/>
          </table:table-cell>
          <table:table-cell table:style-name="TestingPlan.A2" office:value-type="string">
            <text:p text:style-name="P5"/>
          </table:table-cell>
          <table:table-cell table:style-name="TestingPlan.E2" office:value-type="string">
            <text:p text:style-name="P5"/>
          </table:table-cell>
        </table:table-row>
        <table:table-row>
          <table:table-cell table:style-name="TestingPlan.A2" office:value-type="string">
            <text:p text:style-name="P5"/>
          </table:table-cell>
          <table:table-cell table:style-name="TestingPlan.A2" office:value-type="string">
            <text:p text:style-name="P5"/>
          </table:table-cell>
          <table:table-cell table:style-name="TestingPlan.A2" office:value-type="string">
            <text:p text:style-name="P5"/>
          </table:table-cell>
          <table:table-cell table:style-name="TestingPlan.A2" office:value-type="string">
            <text:p text:style-name="P5"/>
          </table:table-cell>
          <table:table-cell table:style-name="TestingPlan.E2" office:value-type="string">
            <text:p text:style-name="P5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5-10-06T22:48:39</meta:creation-date>
    <dc:title>Default</dc:title>
    <meta:editing-duration>PT163H42M43S</meta:editing-duration>
    <meta:editing-cycles>98</meta:editing-cycles>
    <meta:generator>NeoOffice/3.4.1$Unix OpenOffice.org_project/Patch 10</meta:generator>
    <dc:date>2015-11-21T23:36:50</dc:date>
    <meta:document-statistic meta:table-count="1" meta:image-count="0" meta:object-count="0" meta:page-count="3" meta:paragraph-count="100" meta:word-count="554" meta:character-count="3433"/>
    <meta:template xlink:type="simple" xlink:actuate="onRequest" xlink:title="Default" xlink:href="../../../../../Library/Preferences/NeoOffice-3.0/user/template/Default.ott" meta:date="2015-10-06T22:48:39"/>
  </office:meta>
</office:document-meta>
</file>